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2.54cm" presentation:class="title" presentation:user-transformed="true">
          <draw:text-box>
            <text:p text:style-name="P1">Анализ рынка акций</text:p>
          </draw:text-box>
        </draw:frame>
        <draw:frame presentation:style-name="pr1" draw:text-style-name="P2" draw:layer="layout" svg:width="25cm" svg:height="3cm" svg:x="0cm" svg:y="5.715cm" presentation:class="title" presentation:user-transformed="true">
          <draw:text-box>
            <text:p text:style-name="P1"><text:span text:style-name="T1">Сбор данных по курсам акций и подготовка обобщающей витрин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Цель проекта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p text:style-name="P1">создать ETL-процесс формирования витрин данных для анализа изменений курса акций</text:p>
            <text:p text:style-name="P1">Решаемые задачи:</text:p>
            <text:list text:style-name="L2">
              <text:list-item>
                <text:p text:style-name="P1">разработать скрипты полной и инкрементальной загрузки;</text:p>
              </text:list-item>
              <text:list-item>
                <text:p text:style-name="P1">организовать хранение данных;</text:p>
              </text:list-item>
              <text:list-item>
                <text:p text:style-name="P1">сформировать витрину данных;</text:p>
              </text:list-item>
              <text:list-item>
                <text:p text:style-name="P1">настроить оркестрацию (обновление данных и витрины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План реализации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ознакомиться с API Alpha Vantage</text:p>
              </text:list-item>
              <text:list-item>
                <text:p>получить данные</text:p>
              </text:list-item>
              <text:list-item>
                <text:p>разработать SQL скрипт, реализующий витрину</text:p>
              </text:list-item>
              <text:list-item>
                <text:p>подготовить скрипты для полной и инкрементной загрузок</text:p>
              </text:list-item>
              <text:list-item>
                <text:p>настроить оркестрацию в Air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Используемые технологии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">Загрузка – Python и Pandas т.к. позволяют выполнить преобразование данных и контроль качества.</text:p>
              </text:list-item>
              <text:list-item>
                <text:p text:style-name="P1">Хранение – PostgreSQL как стандарт де-факто open source СУБД, csv-файлы как бэкап исходных данных.</text:p>
              </text:list-item>
              <text:list-item>
                <text:p text:style-name="P1">Формирование витрины – SQL в Postres (materialized view) т.к. по предварительным оценкам объём данных достаточно мал, также не требуется частого обновления (витрина сводится на сутки).</text:p>
              </text:list-item>
              <text:list-item>
                <text:p text:style-name="P1">Оркестратор – Airflow – взят “на вырост” если в дальнейшем понадобится подключать HDFS и Spa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Архитектура</text:p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Схема данных</text:p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Результаты разработки</text:p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Выводы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0:39:04.114205858</meta:creation-date>
    <meta:editing-duration>PT58M13S</meta:editing-duration>
    <meta:editing-cycles>3</meta:editing-cycles>
    <meta:generator>LibreOffice/7.4.2.3$Linux_X86_64 LibreOffice_project/40$Build-3</meta:generator>
    <dc:title>Blue Curve</dc:title>
    <dc:date>2022-12-28T02:59:49.984278048</dc:date>
    <meta:document-statistic meta:object-count="67"/>
  </office:meta>
</office:document-meta>
</file>